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tpTestSampler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tpTestSamplerGui.configure( Test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tpTestSamplerGui.modifyTestElement( TestElement samp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tpTestSampler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tpTestSampler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TestSampler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tpTestSamplerGui.FtpTestSample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